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0.512cm" fo:min-width="2.54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12cm" fo:min-width="2.548cm"/>
    </style:style>
    <style:style style:name="gr6" style:family="graphic" style:parent-style-name="standard">
      <style:graphic-properties draw:fill-color="#f58220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fill-color="#aa55a1" draw:textarea-horizontal-align="justify" draw:textarea-vertical-align="middle" draw:auto-grow-height="false" fo:min-height="0.512cm" fo:min-width="2.548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-color="#ffe5ca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loext:graphic-properties draw:fill-color="#72bf44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aa55a1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4.699cm" svg:y="1.143cm">
          <text:p text:style-name="P1"><text:span text:style-name="T1">Port Olis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2" draw:id="id2" draw:layer="layout" svg:width="3.048cm" svg:height="0.762cm" svg:x="4.699cm" svg:y="2.794cm">
          <text:p text:style-name="P1"><text:span text:style-name="T1">Grim He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3" draw:id="id3" draw:layer="layout" svg:width="3.048cm" svg:height="0.762cm" svg:x="6.731cm" svg:y="4.318cm">
          <text:p text:style-name="P1"><text:span text:style-name="T1">ArcCorp Mining 15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9" draw:id="id9" draw:layer="layout" svg:width="3.048cm" svg:height="0.762cm" svg:x="2.667cm" svg:y="4.318cm">
          <text:p text:style-name="P1"><text:span text:style-name="T1">Jumptow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6.223cm" svg:y1="1.905cm" svg:x2="6.223cm" svg:y2="2.794cm" draw:start-shape="id1" draw:start-glue-point="2" draw:end-shape="id2" draw:end-glue-point="0" svg:d="M6223 1905v889" svg:viewBox="0 0 1 890">
          <text:p/>
        </draw:connector>
        <draw:connector draw:style-name="gr3" draw:text-style-name="P3" draw:layer="layout" svg:x1="7.747cm" svg:y1="3.175cm" svg:x2="8.255cm" svg:y2="4.318cm" draw:start-shape="id2" draw:start-glue-point="1" draw:end-shape="id3" draw:end-glue-point="0" svg:d="M7747 3175h508v1143" svg:viewBox="0 0 509 1144">
          <text:p/>
        </draw:connector>
        <draw:custom-shape draw:style-name="gr4" draw:text-style-name="P4" xml:id="id5" draw:id="id5" draw:layer="layout" svg:width="3.048cm" svg:height="0.762cm" svg:x="13.843cm" svg:y="4.445cm">
          <text:p text:style-name="P1"><text:span text:style-name="T1">Hickers </text:span></text:p>
          <text:p text:style-name="P1"><text:span text:style-name="T1">Research Outpo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4" draw:id="id4" draw:layer="layout" svg:width="3.048cm" svg:height="0.762cm" svg:x="13.843cm" svg:y="3.175cm">
          <text:p text:style-name="P1"><text:span text:style-name="T1">Terramils Hydrofar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7.747cm" svg:y1="1.524cm" svg:x2="15.367cm" svg:y2="3.175cm" draw:start-shape="id1" draw:start-glue-point="1" draw:end-shape="id4" draw:end-glue-point="0" svg:d="M7747 1524h7620v1651" svg:viewBox="0 0 7621 1652">
          <text:p/>
        </draw:connector>
        <draw:connector draw:style-name="gr3" draw:text-style-name="P3" draw:layer="layout" svg:x1="15.367cm" svg:y1="4.445cm" svg:x2="15.367cm" svg:y2="3.937cm" draw:start-shape="id5" draw:start-glue-point="0" draw:end-shape="id4" draw:end-glue-point="2" svg:d="M15367 4445v-508" svg:viewBox="0 0 1 509">
          <text:p/>
        </draw:connector>
        <draw:custom-shape draw:style-name="gr5" draw:text-style-name="P5" xml:id="id6" draw:id="id6" draw:layer="layout" svg:width="3.048cm" svg:height="0.762cm" svg:x="0.254cm" svg:y="2.794cm">
          <text:p text:style-name="P1"><text:span text:style-name="T1">Levsk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4.699cm" svg:y1="1.524cm" svg:x2="1.778cm" svg:y2="2.794cm" draw:start-shape="id1" draw:start-glue-point="3" draw:end-shape="id6" draw:end-glue-point="0" svg:d="M4699 1524h-2921v1270" svg:viewBox="0 0 2922 1271">
          <text:p/>
        </draw:connector>
        <draw:custom-shape draw:style-name="gr6" draw:text-style-name="P6" xml:id="id7" draw:id="id7" draw:layer="layout" svg:width="3.048cm" svg:height="0.762cm" svg:x="16.129cm" svg:y="1.143cm">
          <text:p text:style-name="P1"><text:span text:style-name="T1">Lorvil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6" xml:id="id8" draw:id="id8" draw:layer="layout" svg:width="3.048cm" svg:height="0.762cm" svg:x="17.653cm" svg:y="3.175cm">
          <text:p text:style-name="P1"><text:span text:style-name="T1">HDMS-Edmo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7.653cm" svg:y1="1.905cm" svg:x2="19.177cm" svg:y2="3.175cm" draw:start-shape="id7" draw:start-glue-point="2" draw:end-shape="id8" draw:end-glue-point="0" svg:d="M17653 1905v635h1524v635" svg:viewBox="0 0 1525 1271">
          <text:p/>
        </draw:connector>
        <draw:connector draw:style-name="gr3" draw:text-style-name="P3" draw:layer="layout" svg:x1="7.747cm" svg:y1="1.524cm" svg:x2="16.129cm" svg:y2="1.524cm" draw:start-shape="id1" draw:start-glue-point="1" draw:end-shape="id7" draw:end-glue-point="3" svg:d="M7747 1524h8382" svg:viewBox="0 0 8383 1">
          <text:p/>
        </draw:connector>
        <draw:connector draw:style-name="gr3" draw:text-style-name="P3" draw:layer="layout" svg:x1="4.699cm" svg:y1="3.175cm" svg:x2="4.191cm" svg:y2="4.318cm" draw:start-shape="id2" draw:start-glue-point="3" draw:end-shape="id9" draw:end-glue-point="0" svg:d="M4699 3175h-508v1143" svg:viewBox="0 0 509 1144">
          <text:p/>
        </draw:connector>
        <draw:custom-shape draw:style-name="gr7" draw:text-style-name="P7" xml:id="id11" draw:id="id11" draw:layer="layout" svg:width="3.048cm" svg:height="0.762cm" svg:x="23.622cm" svg:y="3.175cm">
          <text:p text:style-name="P1"><text:span text:style-name="T1">Kudre 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7" xml:id="id12" draw:id="id12" draw:layer="layout" svg:width="3.048cm" svg:height="0.762cm" svg:x="23.622cm" svg:y="4.699cm">
          <text:p text:style-name="P1"><text:span text:style-name="T1">Harvest Hydroponic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7" xml:id="id10" draw:id="id10" draw:layer="layout" svg:width="3.048cm" svg:height="0.762cm" svg:x="23.622cm" svg:y="1.905cm">
          <text:p text:style-name="P1"><text:span text:style-name="T1">ArcCorp Mining 14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line-skew="-0.191cm" svg:x1="19.177cm" svg:y1="1.524cm" svg:x2="23.622cm" svg:y2="2.286cm" draw:start-shape="id7" draw:start-glue-point="1" draw:end-shape="id10" draw:end-glue-point="3" svg:d="M19177 1524h2032v762h2413" svg:viewBox="0 0 4446 763">
          <text:p/>
        </draw:connector>
        <draw:connector draw:style-name="gr3" draw:text-style-name="P3" draw:layer="layout" svg:x1="25.146cm" svg:y1="3.937cm" svg:x2="25.146cm" svg:y2="4.699cm" draw:start-shape="id11" draw:start-glue-point="2" draw:end-shape="id12" svg:d="M25146 3937v762" svg:viewBox="0 0 1 763">
          <text:p/>
        </draw:connector>
        <draw:connector draw:style-name="gr3" draw:text-style-name="P3" draw:layer="layout" draw:line-skew="-0.191cm" svg:x1="19.177cm" svg:y1="1.524cm" svg:x2="23.622cm" svg:y2="3.556cm" draw:start-shape="id7" draw:start-glue-point="1" draw:end-shape="id11" draw:end-glue-point="3" svg:d="M19177 1524h2032v2032h2413" svg:viewBox="0 0 4446 2033">
          <text:p/>
        </draw:connector>
        <draw:custom-shape draw:style-name="gr1" draw:text-style-name="P2" xml:id="id13" draw:id="id13" draw:layer="layout" svg:width="3.048cm" svg:height="0.762cm" svg:x="23.622cm" svg:y="0.508cm">
          <text:p text:style-name="P1"><text:span text:style-name="T2">HDMS-Anders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line-skew="-0.191cm" svg:x1="19.177cm" svg:y1="1.524cm" svg:x2="23.622cm" svg:y2="0.889cm" draw:start-shape="id7" draw:start-glue-point="1" draw:end-shape="id13" draw:end-glue-point="3" svg:d="M19177 1524h2032v-635h2413" svg:viewBox="0 0 4446 636">
          <text:p/>
        </draw:connector>
        <draw:custom-shape draw:style-name="gr8" draw:text-style-name="P8" xml:id="id14" draw:id="id14" draw:layer="layout" svg:width="3.048cm" svg:height="0.762cm" svg:x="10.033cm" svg:y="2.794cm">
          <text:p text:style-name="P1"><text:span text:style-name="T1">Microte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7.747cm" svg:y1="1.524cm" svg:x2="11.557cm" svg:y2="2.794cm" draw:start-shape="id1" draw:start-glue-point="1" draw:end-shape="id14" draw:end-glue-point="0" svg:d="M7747 1524h3810v1270" svg:viewBox="0 0 381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23:31.102000000</meta:creation-date>
    <dc:date>2019-02-03T19:42:12.568000000</dc:date>
    <meta:editing-duration>PT3H56M9S</meta:editing-duration>
    <meta:editing-cycles>5</meta:editing-cycles>
    <meta:generator>LibreOffice/6.0.5.2$Windows_X86_64 LibreOffice_project/54c8cbb85f300ac59db32fe8a675ff7683cd5a16</meta:generator>
    <meta:document-statistic meta:object-count="27"/>
  </office:meta>
</office:document-meta>
</file>